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5">
      <style:paragraph-properties fo:margin-top="0cm" fo:margin-bottom="0cm"/>
    </style:style>
    <style:style style:name="P15" style:family="paragraph" style:parent-style-name="Text_20_body" style:list-style-name="L6">
      <style:paragraph-properties fo:margin-top="0cm" fo:margin-bottom="0cm"/>
    </style:style>
    <style:style style:name="P16" style:family="paragraph" style:parent-style-name="Text_20_body" style:list-style-name="L7">
      <style:paragraph-properties fo:margin-top="0cm" fo:margin-bottom="0cm"/>
    </style:style>
    <style:style style:name="P17" style:family="paragraph" style:parent-style-name="Text_20_body" style:list-style-name="L9">
      <style:paragraph-properties fo:margin-top="0cm" fo:margin-bottom="0cm"/>
    </style:style>
    <style:style style:name="P18" style:family="paragraph" style:parent-style-name="Text_20_body" style:list-style-name="L11">
      <style:paragraph-properties fo:margin-top="0cm" fo:margin-bottom="0cm"/>
    </style:style>
    <style:style style:name="P19" style:family="paragraph" style:parent-style-name="Standard">
      <style:paragraph-properties fo:margin-top="0cm" fo:margin-bottom="0.499cm"/>
    </style:style>
    <style:style style:name="P20" style:family="paragraph" style:parent-style-name="Preformatted_20_Text">
      <style:paragraph-properties style:writing-mode="lr-tb"/>
    </style:style>
    <style:style style:name="P21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// 댓글 리스트를 JSON으로 반환 @GetMapping("/{post_id}/list/{abc}") public Map&lt;String, Object&gt; commentList(@PathVariable Long post_id, @PathVariable Integer abc, @PageableDefault(size = 5) Pageable pageable) { // abc를 페이지 번호로 설정 (abc는 1부터 시작한다고 가정) Pageable pageRequest = PageRequest.of(abc - 1, pageable.getPageSize()); // 해당 post_id의 댓글을 페이지네이션으로 가져오기 Page&lt;CommentTable2&gt; comments = commentRepository.findByPost_Id(post_id, pageRequest); // 페이지네이션 관련 정보 계산 int totalPages = comments.getTotalPages(); int currentPage = comments.getNumber() + 1; // 0부터 시작하므로 +1 int startPage = Math.max(1, currentPage - 2); int endPage = Math.min(startPage + 4, totalPages); // JSON 응답 구성 Map&lt;String, Object&gt; response = new HashMap&lt;&gt;(); response.put("comments", comments.getContent()); // 댓글 리스트 response.put("currentPage", currentPage); // 현재 페이지 번호 response.put("startPage", startPage); // 시작 페이지 번호 response.put("endPage", endPage); // 끝 페이지 번호 response.put("totalPages", totalPages); // 전체 페이지 수 return response; // JSON으로 응답 } Page&lt;CommentTable2&gt; findByPost_Id(Long postId, Pageable pageable); 을 나에게 하나씩 각 기능에 대해 설명해줘. 어떻게 데이터가 연동되는지 말이야.</text:p>
      <text:h text:style-name="Heading_20_6" text:outline-level="6">ChatGPT의 말:</text:h>
      <text:p text:style-name="Text_20_body">ChatGPT</text:p>
      <text:p text:style-name="Text_20_body">이 코드는 Spring Boot와 JPA를 사용하여 특정 게시물(<text:span text:style-name="Source_20_Text">post_id</text:span>)에 달린 댓글 목록을 페이지네이션으로 JSON 형식으로 반환하는 기능입니다. 아래에서 각각의 기능과 데이터 흐름을 설명하겠습니다.</text:p>
      <text:h text:style-name="Heading_20_3" text:outline-level="3">1. <text:span text:style-name="Source_20_Text">@GetMapping("/{post_id}/list/{abc}")</text:span></text:h>
      <text:p text:style-name="Preformatted_20_Text">java</text:p>
      <text:p text:style-name="Preformatted_20_Text">코드 복사</text:p>
      <text:p text:style-name="P20"><text:span text:style-name="Source_20_Text">@GetMapping("/{post_id}/list/{abc}")</text:span></text:p>
      <text:p text:style-name="P21"><text:span text:style-name="Source_20_Text">public Map&lt;String, Object&gt; commentList(@PathVariable Long post_id, @PathVariable Integer abc, @PageableDefault(size = 5) Pageable pageable) {</text:span></text:p>
      <text:p text:style-name="Text_20_body">이 부분은 HTTP <text:span text:style-name="Source_20_Text">GET</text:span> 요청을 처리합니다. 클라이언트가 <text:span text:style-name="Source_20_Text">http://localhost:8080/post/comment/{post_id}/list/{abc}</text:span> 형태로 요청을 보내면 <text:span text:style-name="Source_20_Text">post_id</text:span>와 <text:span text:style-name="Source_20_Text">abc</text:span>를 URL에서 추출하여 각각 <text:span text:style-name="Source_20_Text">Long post_id</text:span>와 <text:span text:style-name="Source_20_Text">Integer abc</text:span>에 매핑합니다.</text:p>
      <text:list xml:id="list3032565056460496514" text:style-name="L1">
        <text:list-item>
          <text:p text:style-name="P12"><text:span text:style-name="Source_20_Text">post_id</text:span>: 요청한 댓글이 달린 게시물의 ID를 의미합니다.</text:p>
        </text:list-item>
        <text:list-item>
          <text:p text:style-name="P12"><text:span text:style-name="Source_20_Text">abc</text:span>: 요청된 페이지 번호를 나타냅니다.</text:p>
        </text:list-item>
        <text:list-item>
          <text:p text:style-name="P1"><text:span text:style-name="Source_20_Text">@PageableDefault(size = 5)</text:span>: 한 페이지에 보여줄 댓글 수를 기본값으로 5개로 설정합니다.</text:p>
        </text:list-item>
      </text:list>
      <text:p text:style-name="Text_20_body">데이터의 흐름은:</text:p>
      <text:list xml:id="list3921384313196602758" text:style-name="L2">
        <text:list-item>
          <text:p text:style-name="P2">클라이언트가 특정 게시물에 대한 댓글 목록을 요청할 때 해당 게시물 ID와 페이지 번호가 포함된 URL로 <text:span text:style-name="Source_20_Text">GET</text:span> 요청을 보냅니다.</text:p>
        </text:list-item>
      </text:list>
      <text:h text:style-name="Heading_20_3" text:outline-level="3"><text:soft-page-break/>2. <text:span text:style-name="Source_20_Text">PageRequest.of(abc - 1, pageable.getPageSize())</text:span></text:h>
      <text:p text:style-name="Preformatted_20_Text">java</text:p>
      <text:p text:style-name="Preformatted_20_Text">코드 복사</text:p>
      <text:p text:style-name="P21"><text:span text:style-name="Source_20_Text">Pageable pageRequest = PageRequest.of(abc - 1, pageable.getPageSize());</text:span></text:p>
      <text:p text:style-name="Text_20_body">여기서는 <text:span text:style-name="Source_20_Text">abc</text:span> 값(페이지 번호)을 사용하여 <text:span text:style-name="Source_20_Text">PageRequest</text:span> 객체를 생성합니다.</text:p>
      <text:list xml:id="list1725999667654573840" text:style-name="L3">
        <text:list-item>
          <text:p text:style-name="P13"><text:span text:style-name="Strong_20_Emphasis"><text:span text:style-name="Source_20_Text">abc - 1</text:span></text:span>: Spring의 페이지 번호는 0부터 시작하므로, 클라이언트에서 <text:span text:style-name="Source_20_Text">1</text:span>페이지를 요청할 경우 <text:span text:style-name="Source_20_Text">PageRequest.of(0, size)</text:span>로 변경해줍니다.</text:p>
        </text:list-item>
        <text:list-item>
          <text:p text:style-name="P3"><text:span text:style-name="Strong_20_Emphasis"><text:span text:style-name="Source_20_Text">pageable.getPageSize()</text:span></text:span>: 기본적으로 5개의 댓글을 한 페이지에 표시하도록 설정되어 있습니다.</text:p>
        </text:list-item>
      </text:list>
      <text:p text:style-name="Text_20_body">데이터의 흐름:</text:p>
      <text:list xml:id="list3169367499969960452" text:style-name="L4">
        <text:list-item>
          <text:p text:style-name="P4"><text:span text:style-name="Source_20_Text">abc</text:span> 값에 따라 페이지 번호가 설정되고, 페이지당 몇 개의 댓글을 표시할지 결정됩니다.</text:p>
        </text:list-item>
      </text:list>
      <text:h text:style-name="Heading_20_3" text:outline-level="3">3. <text:span text:style-name="Source_20_Text">commentRepository.findByPost_Id(post_id, pageRequest)</text:span></text:h>
      <text:p text:style-name="Preformatted_20_Text">java</text:p>
      <text:p text:style-name="Preformatted_20_Text">코드 복사</text:p>
      <text:p text:style-name="P21"><text:span text:style-name="Source_20_Text">Page&lt;CommentTable2&gt; comments = commentRepository.findByPost_Id(post_id, pageRequest);</text:span></text:p>
      <text:p text:style-name="Text_20_body">여기서는 <text:span text:style-name="Source_20_Text">commentRepository</text:span>를 통해 해당 게시물(<text:span text:style-name="Source_20_Text">post_id</text:span>)에 달린 댓글들을 데이터베이스에서 조회합니다. <text:span text:style-name="Source_20_Text">findByPost_Id</text:span> 메서드는 특정 게시물에 대한 댓글을 찾고, <text:span text:style-name="Source_20_Text">pageRequest</text:span>에 맞춰 페이지네이션된 결과를 반환합니다.</text:p>
      <text:list xml:id="list4080402340001214841" text:style-name="L5">
        <text:list-item>
          <text:p text:style-name="P14"><text:span text:style-name="Strong_20_Emphasis"><text:span text:style-name="Source_20_Text">commentRepository</text:span></text:span>: Spring Data JPA의 리포지토리 인터페이스입니다. 이를 통해 데이터베이스와 상호작용하며, 쿼리를 실행하여 결과를 반환합니다.</text:p>
        </text:list-item>
        <text:list-item>
          <text:p text:style-name="P5"><text:span text:style-name="Strong_20_Emphasis"><text:span text:style-name="Source_20_Text">findByPost_Id(Long postId, Pageable pageable)</text:span></text:span>: 주어진 <text:span text:style-name="Source_20_Text">postId</text:span>와 페이지 정보를 바탕으로 댓글을 조회하는 쿼리 메서드입니다. <text:span text:style-name="Source_20_Text">pageable</text:span> 객체를 넘겨줌으로써, 특정 페이지에 해당하는 댓글만 반환됩니다.</text:p>
        </text:list-item>
      </text:list>
      <text:p text:style-name="Text_20_body">데이터의 흐름:</text:p>
      <text:list xml:id="list5043954564061258977" text:style-name="L6">
        <text:list-item>
          <text:p text:style-name="P15"><text:span text:style-name="Source_20_Text">post_id</text:span>와 페이지 정보를 바탕으로 댓글 데이터를 데이터베이스에서 가져옵니다.</text:p>
        </text:list-item>
        <text:list-item>
          <text:p text:style-name="P6">JPA가 <text:span text:style-name="Source_20_Text">Page&lt;CommentTable2&gt;</text:span> 객체로 결과를 반환합니다. 이는 댓글 데이터와 함께 페이지 정보(전체 페이지 수, 현재 페이지 등)를 포함합니다.</text:p>
        </text:list-item>
      </text:list>
      <text:h text:style-name="Heading_20_3" text:outline-level="3">4. 페이지 관련 정보 계산</text:h>
      <text:p text:style-name="Preformatted_20_Text">java</text:p>
      <text:p text:style-name="Preformatted_20_Text">코드 복사</text:p>
      <text:p text:style-name="P20"><text:span text:style-name="Source_20_Text">int totalPages = comments.getTotalPages();</text:span></text:p>
      <text:p text:style-name="P20"><text:span text:style-name="Source_20_Text">int currentPage = comments.getNumber() + 1; <text:s/>// 0부터 시작하므로 +1</text:span></text:p>
      <text:p text:style-name="P20"><text:span text:style-name="Source_20_Text">int startPage = Math.max(1, currentPage - 2);</text:span></text:p>
      <text:p text:style-name="P21"><text:span text:style-name="Source_20_Text">int endPage = Math.min(startPage + 4, totalPages);</text:span></text:p>
      <text:p text:style-name="Text_20_body">이 부분은 페이지네이션을 위한 정보를 계산하는 과정입니다.</text:p>
      <text:list xml:id="list7377843119210719468" text:style-name="L7">
        <text:list-item>
          <text:p text:style-name="P16"><text:span text:style-name="Strong_20_Emphasis"><text:span text:style-name="Source_20_Text">totalPages</text:span></text:span>: 전체 페이지 수를 반환합니다.</text:p>
        </text:list-item>
        <text:list-item>
          <text:p text:style-name="P16"><text:span text:style-name="Strong_20_Emphasis"><text:span text:style-name="Source_20_Text">currentPage</text:span></text:span>: 현재 페이지를 계산합니다. Spring은 0부터 페이지를 계산하기 때<text:soft-page-break/>문에, 1을 더해 실제 페이지 번호를 구합니다.</text:p>
        </text:list-item>
        <text:list-item>
          <text:p text:style-name="P16"><text:span text:style-name="Strong_20_Emphasis"><text:span text:style-name="Source_20_Text">startPage</text:span></text:span>: 페이지네이션에서 시작할 페이지 번호를 설정합니다. 현재 페이지 기준으로 앞뒤로 2개씩 표시하기 위해 <text:span text:style-name="Source_20_Text">currentPage - 2</text:span>를 사용하며, 최소값은 1입니다.</text:p>
        </text:list-item>
        <text:list-item>
          <text:p text:style-name="P7"><text:span text:style-name="Strong_20_Emphasis"><text:span text:style-name="Source_20_Text">endPage</text:span></text:span>: 마지막 페이지 번호를 설정합니다. 시작 페이지부터 4개를 표시하며, 최대값은 전체 페이지 수(<text:span text:style-name="Source_20_Text">totalPages</text:span>)입니다.</text:p>
        </text:list-item>
      </text:list>
      <text:p text:style-name="Text_20_body">데이터의 흐름:</text:p>
      <text:list xml:id="list6464222277236903089" text:style-name="L8">
        <text:list-item>
          <text:p text:style-name="P8">가져온 댓글 데이터에 따라 현재 페이지와 페이지네이션을 구성하기 위한 값을 계산합니다.</text:p>
        </text:list-item>
      </text:list>
      <text:h text:style-name="Heading_20_3" text:outline-level="3">5. JSON 응답 구성</text:h>
      <text:p text:style-name="Preformatted_20_Text">java</text:p>
      <text:p text:style-name="Preformatted_20_Text">코드 복사</text:p>
      <text:p text:style-name="P20"><text:span text:style-name="Source_20_Text">Map&lt;String, Object&gt; response = new HashMap&lt;&gt;();</text:span></text:p>
      <text:p text:style-name="P20"><text:span text:style-name="Source_20_Text">response.put("comments", comments.getContent()); <text:s/>// 댓글 리스트</text:span></text:p>
      <text:p text:style-name="P20"><text:span text:style-name="Source_20_Text">response.put("currentPage", currentPage); <text:s text:c="8"/>// 현재 페이지 번호</text:span></text:p>
      <text:p text:style-name="P20"><text:span text:style-name="Source_20_Text">response.put("startPage", startPage); <text:s text:c="12"/>// 시작 페이지 번호</text:span></text:p>
      <text:p text:style-name="P20"><text:span text:style-name="Source_20_Text">response.put("endPage", endPage); <text:s text:c="16"/>// 끝 페이지 번호</text:span></text:p>
      <text:p text:style-name="P21"><text:span text:style-name="Source_20_Text">response.put("totalPages", totalPages); <text:s text:c="10"/>// 전체 페이지 수</text:span></text:p>
      <text:p text:style-name="Text_20_body">여기서는 JSON 응답으로 반환할 데이터를 <text:span text:style-name="Source_20_Text">Map</text:span>에 담습니다.</text:p>
      <text:list xml:id="list2301081281124931413" text:style-name="L9">
        <text:list-item>
          <text:p text:style-name="P17"><text:span text:style-name="Strong_20_Emphasis"><text:span text:style-name="Source_20_Text">comments.getContent()</text:span></text:span>: 현재 페이지에 해당하는 댓글 리스트를 반환합니다.</text:p>
        </text:list-item>
        <text:list-item>
          <text:p text:style-name="P9"><text:span text:style-name="Strong_20_Emphasis"><text:span text:style-name="Source_20_Text">currentPage</text:span></text:span><text:span text:style-name="Strong_20_Emphasis">, </text:span><text:span text:style-name="Strong_20_Emphasis"><text:span text:style-name="Source_20_Text">startPage</text:span></text:span><text:span text:style-name="Strong_20_Emphasis">, </text:span><text:span text:style-name="Strong_20_Emphasis"><text:span text:style-name="Source_20_Text">endPage</text:span></text:span><text:span text:style-name="Strong_20_Emphasis">, </text:span><text:span text:style-name="Strong_20_Emphasis"><text:span text:style-name="Source_20_Text">totalPages</text:span></text:span>: 페이지네이션 관련 정보를 반환합니다.</text:p>
        </text:list-item>
      </text:list>
      <text:p text:style-name="Text_20_body">데이터의 흐름:</text:p>
      <text:list xml:id="list7294428894326125929" text:style-name="L10">
        <text:list-item>
          <text:p text:style-name="P10">댓글 리스트와 페이지네이션 정보를 담은 JSON 형식의 응답을 준비합니다.</text:p>
        </text:list-item>
      </text:list>
      <text:h text:style-name="Heading_20_3" text:outline-level="3">6. 응답 반환</text:h>
      <text:p text:style-name="Preformatted_20_Text">java</text:p>
      <text:p text:style-name="Preformatted_20_Text">코드 복사</text:p>
      <text:p text:style-name="P21"><text:span text:style-name="Source_20_Text">return response; <text:s/>// JSON으로 응답</text:span></text:p>
      <text:p text:style-name="Text_20_body">최종적으로 준비된 <text:span text:style-name="Source_20_Text">response</text:span> 객체를 클라이언트에게 JSON 형식으로 반환합니다.</text:p>
      <text:h text:style-name="Heading_20_3" text:outline-level="3">데이터 흐름 요약</text:h>
      <text:list xml:id="list2844435089080907376" text:style-name="L11">
        <text:list-item>
          <text:p text:style-name="P18">클라이언트가 <text:span text:style-name="Source_20_Text">GET</text:span> 요청을 보냄 → <text:span text:style-name="Source_20_Text">post_id</text:span>와 <text:span text:style-name="Source_20_Text">abc</text:span> 값을 추출.</text:p>
        </text:list-item>
        <text:list-item>
          <text:p text:style-name="P18"><text:span text:style-name="Source_20_Text">abc</text:span> 값에 따라 <text:span text:style-name="Source_20_Text">PageRequest</text:span>를 설정하여 페이지네이션 정보를 결정.</text:p>
        </text:list-item>
        <text:list-item>
          <text:p text:style-name="P18"><text:span text:style-name="Source_20_Text">commentRepository</text:span>를 통해 해당 게시물의 댓글을 페이지 단위로 데이터베이스에서 조회.</text:p>
        </text:list-item>
        <text:list-item>
          <text:p text:style-name="P18">조회한 데이터를 바탕으로 페이지네이션 관련 정보(현재 페이지, 전체 페이지 등)를 계산.</text:p>
        </text:list-item>
        <text:list-item>
          <text:p text:style-name="P11">댓글 리스트와 페이지 정보를 <text:span text:style-name="Source_20_Text">JSON</text:span>으로 구성하여 클라이언트에게 반환.</text:p>
        </text:list-item>
      </text:list>
      <text:p text:style-name="Text_20_body">이렇게 해서 데이터베이스에서 가져온 댓글 정보를 페이지 단위로 클라이언트에게 전달하<text:soft-page-break/>게 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2T11:34:38.30</meta:creation-date>
    <meta:document-statistic meta:table-count="0" meta:image-count="0" meta:object-count="0" meta:page-count="4" meta:paragraph-count="74" meta:word-count="1701" meta:character-count="4451"/>
    <dc:date>2024-09-12T11:35:03.51</dc:date>
    <meta:editing-duration>PT25S</meta:editing-duration>
    <meta:editing-cycles>1</meta:editing-cycles>
    <meta:generator>OpenOffice/4.1.15$Win32 OpenOffice.org_project/4115m2$Build-9813</meta:generator>
  </office:meta>
</office:document-meta>
</file>